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P2" style:parent-style-name="Standard" style:family="paragraph">
      <style:paragraph-properties fo:text-align="end"/>
    </style:style>
    <style:style style:name="P3" style:parent-style-name="Standard" style:family="paragraph">
      <style:paragraph-properties fo:text-align="end"/>
    </style:style>
    <style:style style:name="P4" style:parent-style-name="Standard" style:family="paragraph">
      <style:paragraph-properties fo:text-align="end"/>
    </style:style>
    <style:style style:name="P5" style:parent-style-name="Standard" style:family="paragraph">
      <style:paragraph-properties fo:text-align="end"/>
    </style:style>
    <style:style style:name="P6" style:parent-style-name="Standard" style:family="paragraph">
      <style:paragraph-properties fo:text-align="end"/>
    </style:style>
    <style:style style:name="P7" style:parent-style-name="Standard" style:family="paragraph">
      <style:paragraph-properties fo:text-align="en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style="italic" style:font-style-asian="italic" style:font-style-complex="italic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T16" style:parent-style-name="Fuentedepárrafopredeter." style:family="text">
      <style:text-properties fo:font-style="italic" style:font-style-asian="italic" style:font-style-complex="italic"/>
    </style:style>
    <style:style style:name="T17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" style:parent-style-name="Fuentedepárrafopredeter." style:family="text">
      <style:text-properties fo:font-style="italic" style:font-style-asian="italic" style:font-style-complex="italic"/>
    </style:style>
    <style:style style:name="T19" style:parent-style-name="Fuentedepárrafopredeter.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fo:font-style="italic" style:font-style-asian="italic" style:font-style-complex="italic"/>
    </style:style>
    <style:style style:name="T21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2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" style:parent-style-name="Fuentedepárrafopredeter." style:family="text">
      <style:text-properties fo:font-style="italic" style:font-style-asian="italic" style:font-style-complex="italic"/>
    </style:style>
    <style:style style:name="T24" style:parent-style-name="Fuentedepárrafopredeter." style:family="text">
      <style:text-properties fo:font-style="italic" style:font-style-asian="italic" style:font-style-complex="italic"/>
    </style:style>
    <style:style style:name="T25" style:parent-style-name="Fuentedepárrafopredeter." style:family="text">
      <style:text-properties fo:font-style="italic" style:font-style-asian="italic" style:font-style-complex="italic"/>
    </style:style>
    <style:style style:name="T26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7" style:parent-style-name="Fuentedepárrafopredeter." style:family="text">
      <style:text-properties fo:font-style="italic" style:font-style-asian="italic" style:font-style-complex="italic"/>
    </style:style>
    <style:style style:name="P28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29" style:parent-style-name="Standard" style:family="paragraph">
      <style:paragraph-properties fo:text-align="justify"/>
    </style:style>
    <style:style style:name="T30" style:parent-style-name="Fuentedepárrafopredeter." style:family="text">
      <style:text-properties fo:font-style="italic" style:font-style-asian="italic" style:font-style-complex="italic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</office:automatic-styles>
  <office:body>
    <office:text text:use-soft-page-breaks="true">
      <text:p text:style-name="P1"/>
      <text:p text:style-name="P2"/>
      <text:p text:style-name="P3"/>
      <text:p text:style-name="P4">Dr. Juan Eulogio Estigarribia,<text:s/>21<text:s/>de<text:s/>octubre<text:s/>de 2021</text:p>
      <text:p text:style-name="P5"/>
      <text:p text:style-name="P6"/>
      <text:p text:style-name="P7"/>
      <text:p text:style-name="P8">Interfisa Banco S.A.</text:p>
      <text:p text:style-name="Standard">Gerente de Sucursal Campo 9.</text:p>
      <text:p text:style-name="P9">Demetrio Cabrera Ruiz Diaz</text:p>
      <text:p text:style-name="P10">Presente:</text:p>
      <text:p text:style-name="Standard"/>
      <text:p text:style-name="Standard"/>
      <text:p text:style-name="Standard"/>
      <text:p text:style-name="P11"><text:tab/>A través de este medio, yo el Ing. Carlos Ariel Martínez Wolf con CI: 2.526.388<text:s/>cumplo en informar a quien corresponda sobre mi intención de realizar un contrato de compraventa privada a favor del Sr. Iván Eduardo Quintana Perrens con CI: 3.982.573 sobre mi derecho dentro del Condominio del inmueble Identificado con el Padrón Nº 3360<text:s/>de Juan E. O'leary. Finca Nº 3241. <text:s/>Al cual actualmente pesa una Garantía Hipotecaria a favor del Banco Interfisa S.A.</text:p>
      <text:p text:style-name="P12"/>
      <text:p text:style-name="P13"><text:tab/>No así la de realizar transferencia del mismo, hasta tanto se cumpla con el plazo establecido de las operaciones<text:s/>previamente contraídas con el Banco Interfisa S.A.</text:p>
      <text:p text:style-name="P14"/>
      <text:p text:style-name="P15"><text:tab/>Cumpliendo con la Quinta Cláusula del contrato Hipotecario.<text:s/><text:span text:style-name="T16">“En caso que<text:s/></text:span><text:span text:style-name="T17">LOS DEUDORES</text:span><text:span text:style-name="T18"><text:s/>transfieran el inmueble hipotecado por este instrumento<text:s/></text:span><text:span text:style-name="T19">o lo prometan en venta</text:span><text:span text:style-name="T20"><text:s/>o lo den en usufructo o uso.<text:s/></text:span><text:span text:style-name="T21">LOS DEUD</text:span><text:span text:style-name="T22">ORES</text:span><text:span text:style-name="T23"><text:s/>deberán comunicar cualquiera de<text:s/></text:span><text:span text:style-name="T24">estas</text:span><text:span text:style-name="T25"><text:s/>situaciones al<text:s/></text:span><text:span text:style-name="T26">BANCO,</text:span><text:span text:style-name="T27"><text:s/>de inmediato y por escrito, en cualquier caso.”</text:span></text:p>
      <text:p text:style-name="P28"/>
      <text:p text:style-name="P29"><text:span text:style-name="T30"><text:tab/></text:span>Sin más nada que agregar. Me despido<text:s/>atentamente. -</text:p>
      <text:p text:style-name="P31"/>
      <text:p text:style-name="P32"/>
      <text:p text:style-name="P33"/>
      <text:p text:style-name="P34"/>
      <text:p text:style-name="P35"/>
      <text:p text:style-name="P36">__________________________________</text:p>
      <text:p text:style-name="P37">Ing. Carlos Ariel Martínez Wolf</text:p>
      <text:p text:style-name="P38">CI: 2.526.388</text:p>
      <text:p text:style-name="P39"/>
      <text:p text:style-name="Standard"><text:tab/></text:p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PY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Edgar González</meta:initial-creator>
    <dc:creator>Carlos Martinez</dc:creator>
    <meta:creation-date>2020-01-07T10:17:00Z</meta:creation-date>
    <dc:date>2021-10-21T13:24:00Z</dc:date>
    <meta:template xlink:href="Normal.dotm" xlink:type="simple"/>
    <meta:editing-cycles>6</meta:editing-cycles>
    <meta:editing-duration>PT1560S</meta:editing-duration>
    <meta:document-statistic meta:page-count="1" meta:paragraph-count="2" meta:word-count="189" meta:character-count="1231" meta:row-count="8" meta:non-whitespace-character-count="1044"/>
  </office:meta>
</office:document-meta>
</file>